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9335in"/>
    </style:style>
    <style:style style:name="co19" style:family="table-column">
      <style:table-column-properties fo:break-before="auto" style:column-width="0.6807in"/>
    </style:style>
    <style:style style:name="co20" style:family="table-column">
      <style:table-column-properties fo:break-before="auto" style:column-width="2.0201in"/>
    </style:style>
    <style:style style:name="co21" style:family="table-column">
      <style:table-column-properties fo:break-before="auto" style:column-width="2.110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6047in"/>
    </style:style>
    <style:style style:name="co24" style:family="table-column">
      <style:table-column-properties fo:break-before="auto" style:column-width="0.6555in"/>
    </style:style>
    <style:style style:name="co25" style:family="table-column">
      <style:table-column-properties fo:break-before="auto" style:column-width="0.7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Base_Object_Data.F23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28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55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Base_Object_Data.F3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96">
          <table:error-message table:message-type="stop" table:display="true"/>
        </table:content-validation>
        <table:content-validation table:name="val6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Base_Object_Data.F3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Base_Object_Data.O23">
          <table:error-message table:message-type="stop" table:display="true"/>
        </table:content-validation>
        <table:content-validation table:name="val8" table:condition="of:cell-content-is-in-list(&quot;Tight&quot;;&quot;Loose&quot;)" table:allow-empty-cell="false" table:display-list="unsorted" table:base-cell-address="Base_Object_Data.O3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Base_Object_Data.P23">
          <table:error-message table:message-type="stop" table:display="true"/>
        </table:content-validation>
        <table:content-validation table:name="val10" table:condition="of:cell-content-is-in-list(&quot;Player Number&quot;;&quot;Map Size&quot;;&quot;None&quot;)" table:allow-empty-cell="false" table:display-list="unsorted" table:base-cell-address="Base_Object_Data.P3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Base_Object_Data.AA28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Base_Object_Data.AA96">
          <table:error-message table:message-type="stop" table:display="true"/>
        </table:content-validation>
        <table:content-validation table:name="val13" table:condition="of:cell-content-is-in-list(&quot;Yes&quot;;&quot;No&quot;)" table:allow-empty-cell="false" table:display-list="unsorted" table:base-cell-address="Base_Object_Data.AA3">
          <table:error-message table:message-type="stop" table:display="true"/>
        </table:content-validation>
        <table:content-validation table:name="val14" table:condition="of:cell-content-is-in-list(&quot;Inside&quot;;&quot;Outside&quot;)" table:allow-empty-cell="true" table:display-list="unsorted" table:base-cell-address="Base_Object_Data.AF4">
          <table:error-message table:message-type="stop" table:display="true"/>
        </table:content-validation>
        <table:content-validation table:name="val15" table:condition="of:cell-content-is-in-list(&quot;Yes&quot;;&quot;No&quot;)" table:allow-empty-cell="true" table:display-list="unsorted" table:base-cell-address="Base_Object_Data.AI4">
          <table:error-message table:message-type="stop" table:display="true"/>
        </table:content-validation>
      </table:content-validations>
      <table:table table:name="Base_Object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4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number-columns-repeated="989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3">
          <table:table-cell table:style-name="ce2" table:formula="of:=1" office:value-type="float" office:value="1" calcext:value-type="float">
            <text:p>1</text:p>
          </table:table-cell>
          <table:table-cell table:style-name="ce15" office:value-type="string" calcext:value-type="string">
            <text:p>ON_GRID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15" table:formula="of:=COM.MICROSOFT.TEXTJOIN(&quot;,&quot;;1;[.B$3])">
            <text:p/>
          </table:table-cell>
          <table:table-cell table:style-name="ce15"/>
          <table:table-cell table:style-name="ce4"/>
          <table:table-cell table:style-name="ce14" table:content-validation-name="val11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4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4]+1" office:value-type="float" office:value="2" calcext:value-type="float">
            <text:p>2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7"/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number-columns-repeated="3"/>
          <table:table-cell table:style-name="ce4"/>
          <table:table-cell table:style-name="ce14" table:content-validation-name="val11" office:value-type="string" calcext:value-type="string">
            <text:p>No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5]+1" office:value-type="float" office:value="3" calcext:value-type="float">
            <text:p>3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7"/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number-columns-repeated="3"/>
          <table:table-cell table:style-name="ce4"/>
          <table:table-cell table:style-name="ce14" table:content-validation-name="val11" office:value-type="string" calcext:value-type="string">
            <text:p>No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6]+1" office:value-type="float" office:value="4" calcext:value-type="float">
            <text:p>4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7"/>
          <table:table-cell table:style-name="ce16" table:content-validation-name="val9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number-columns-repeated="3"/>
          <table:table-cell table:style-name="ce4"/>
          <table:table-cell table:style-name="ce14" table:content-validation-name="val11" office:value-type="string" calcext:value-type="string">
            <text:p>No</text:p>
          </table:table-cell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7]+1" office:value-type="float" office:value="5" calcext:value-type="float">
            <text:p>5</text:p>
          </table:table-cell>
          <table:table-cell table:style-name="ce15" office:value-type="string" calcext:value-type="string">
            <text:p>THE_TOWER_OF_FLIES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4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4" table:number-columns-repeated="8"/>
          <table:table-cell table:style-name="ce15" table:number-columns-repeated="2"/>
          <table:table-cell table:style-name="ce14" table:content-validation-name="val11" office:value-type="string" calcext:value-type="string">
            <text:p>No</text:p>
          </table:table-cell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8]+1" office:value-type="float" office:value="6" calcext:value-type="float">
            <text:p>6</text:p>
          </table:table-cell>
          <table:table-cell table:style-name="ce4" office:value-type="string" calcext:value-type="string">
            <text:p>FORTIFIED_GATE_UP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4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6"/>
          <table:table-cell table:style-name="ce15" table:number-columns-repeated="2"/>
          <table:table-cell table:style-name="ce14" table:content-validation-name="val1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6.2" calcext:value-type="float">
            <text:p>56.2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9]+1" office:value-type="float" office:value="7" calcext:value-type="float">
            <text:p>7</text:p>
          </table:table-cell>
          <table:table-cell table:style-name="ce4" office:value-type="string" calcext:value-type="string">
            <text:p>FORTIFIED_GATE_UP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4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6"/>
          <table:table-cell table:style-name="ce15" table:number-columns-repeated="2"/>
          <table:table-cell table:style-name="ce14" table:content-validation-name="val1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formula="of:=[.AB10]-6.2" office:value-type="float" office:value="43.8" calcext:value-type="float">
            <text:p>43.8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10]+1" office:value-type="float" office:value="8" calcext:value-type="float">
            <text:p>8</text:p>
          </table:table-cell>
          <table:table-cell table:style-name="ce4" office:value-type="string" calcext:value-type="string">
            <text:p>FORTIFIED_GATE_DOWN</text:p>
          </table:table-cell>
          <table:table-cell table:style-name="ce16" office:value-type="float" office:value="85" calcext:value-type="float">
            <text:p>85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4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6"/>
          <table:table-cell table:style-name="ce15" table:number-columns-repeated="2"/>
          <table:table-cell table:style-name="ce14" table:content-validation-name="val11" office:value-type="string" calcext:value-type="string">
            <text:p>Yes</text:p>
          </table:table-cell>
          <table:table-cell table:style-name="ce4" table:formula="of:=[.AD11]+6.2" office:value-type="float" office:value="56.2" calcext:value-type="float">
            <text:p>56.2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11]+1" office:value-type="float" office:value="9" calcext:value-type="float">
            <text:p>9</text:p>
          </table:table-cell>
          <table:table-cell table:style-name="ce4" office:value-type="string" calcext:value-type="string">
            <text:p>FORTIFIED_GATE_DOWN</text:p>
          </table:table-cell>
          <table:table-cell table:style-name="ce16" office:value-type="float" office:value="85" calcext:value-type="float">
            <text:p>85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4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6"/>
          <table:table-cell table:style-name="ce15" table:number-columns-repeated="2"/>
          <table:table-cell table:style-name="ce14" table:content-validation-name="val11" office:value-type="string" calcext:value-type="string">
            <text:p>Yes</text:p>
          </table:table-cell>
          <table:table-cell table:style-name="ce4" table:formula="of:=[.AD12]-6.2" office:value-type="float" office:value="43.8" calcext:value-type="float">
            <text:p>43.8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12]+1" office:value-type="float" office:value="10" calcext:value-type="float">
            <text:p>10</text:p>
          </table:table-cell>
          <table:table-cell table:style-name="ce15" office:value-type="string" calcext:value-type="string">
            <text:p>CASTLE</text:p>
          </table:table-cell>
          <table:table-cell table:style-name="ce16"/>
          <table:table-cell table:style-name="ce15"/>
          <table:table-cell table:style-name="ce16"/>
          <table:table-cell table:style-name="ce14" table:content-validation-name="val2" office:value-type="string" calcext:value-type="string">
            <text:p>Neutral Gaia Unconvertible</text:p>
          </table:table-cell>
          <table:table-cell table:style-name="ce4"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style-name="ce4" table:number-columns-repeated="8"/>
          <table:table-cell table:style-name="ce15" table:number-columns-repeated="2"/>
          <table:table-cell table:style-name="ce14" table:content-validation-name="val11" office:value-type="string" calcext:value-type="string">
            <text:p>No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14" office:value-type="string" calcext:value-type="string">
            <text:p>Inside</text:p>
          </table:table-cell>
          <table:table-cell table:style-name="ce4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13]+1" office:value-type="float" office:value="11" calcext:value-type="float">
            <text:p>11</text:p>
          </table:table-cell>
          <table:table-cell table:style-name="ce4" office:value-type="string" calcext:value-type="string">
            <text:p>FORTIFIED_WALL</text:p>
          </table:table-cell>
          <table:table-cell table:style-name="ce4" table:number-columns-repeated="3"/>
          <table:table-cell table:style-name="ce14" table:content-validation-name="val2" office:value-type="string" calcext:value-type="string">
            <text:p>Neutral Gaia Unconvertible</text:p>
          </table:table-cell>
          <table:table-cell table:style-name="Default"/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4"/>
          <table:table-cell table:style-name="ce16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IRT</text:p>
          </table:table-cell>
          <table:table-cell table:style-name="ce4" table:number-columns-repeated="6"/>
          <table:table-cell table:style-name="ce11"/>
          <table:table-cell table:style-name="ce4"/>
          <table:table-cell table:style-name="ce14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4" office:value-type="string" calcext:value-type="string">
            <text:p>Inside</text:p>
          </table:table-cell>
          <table:table-cell table:style-name="ce4" table:number-columns-repeated="2"/>
          <table:table-cell table:style-name="ce4" table:content-validation-name="val15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" table:formula="of:=[.A14]+1" office:value-type="float" office:value="12" calcext:value-type="float">
            <text:p>12</text:p>
          </table:table-cell>
          <table:table-cell office:value-type="string" calcext:value-type="string">
            <text:p>WALL_AVOIDANCE_1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number-columns-repeated="4"/>
          <table:table-cell table:style-name="ce16" table:content-validation-name="val9" office:value-type="string" calcext:value-type="string">
            <text:p>Map Size</text:p>
          </table:table-cell>
          <table:table-cell/>
          <table:table-cell office:value-type="string" calcext:value-type="string">
            <text:p>R2</text:p>
          </table:table-cell>
          <table:table-cell table:number-columns-repeated="4"/>
          <table:table-cell table:style-name="ce15"/>
          <table:table-cell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5]+1" office:value-type="float" office:value="13" calcext:value-type="float">
            <text:p>13</text:p>
          </table:table-cell>
          <table:table-cell office:value-type="string" calcext:value-type="string">
            <text:p>WALL_AVOIDANCE_2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number-columns-repeated="4"/>
          <table:table-cell table:style-name="ce16" table:content-validation-name="val9" office:value-type="string" calcext:value-type="string">
            <text:p>Map Size</text:p>
          </table:table-cell>
          <table:table-cell/>
          <table:table-cell office:value-type="string" calcext:value-type="string">
            <text:p>R2</text:p>
          </table:table-cell>
          <table:table-cell table:number-columns-repeated="6"/>
          <table:table-cell table:style-name="ce15" table:formula="of:=COM.MICROSOFT.TEXTJOIN(&quot;,&quot;;1;[.$A$15])" office:value-type="string" office:string-value="12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table:formula="of:=[.A16]+1" office:value-type="float" office:value="14" calcext:value-type="float">
            <text:p>14</text:p>
          </table:table-cell>
          <table:table-cell table:style-name="ce6" office:value-type="string" calcext:value-type="string">
            <text:p>FLAG_A</text:p>
          </table:table-cell>
          <table:table-cell table:style-name="ce6" table:number-columns-repeated="3"/>
          <table:table-cell table:style-name="ce19" table:content-validation-name="val3" office:value-type="string" calcext:value-type="string">
            <text:p>Player Assigned Player Owned</text:p>
          </table:table-cell>
          <table:table-cell table:style-name="ce6" table:number-columns-repeated="4"/>
          <table:table-cell table:style-name="ce6" office:value-type="float" office:value="100000" calcext:value-type="float">
            <text:p>100000</text:p>
          </table:table-cell>
          <table:table-cell table:style-name="ce6" table:number-columns-repeated="4"/>
          <table:table-cell table:style-name="ce16" table:content-validation-name="val9" office:value-type="string" calcext:value-type="string">
            <text:p>Map Size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table:number-columns-repeated="4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16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6" table:formula="of:=[.A17]+1" office:value-type="float" office:value="15" calcext:value-type="float">
            <text:p>15</text:p>
          </table:table-cell>
          <table:table-cell table:style-name="ce6" office:value-type="string" calcext:value-type="string">
            <text:p>OUTPOST</text:p>
          </table:table-cell>
          <table:table-cell table:style-name="ce6" table:number-columns-repeated="3"/>
          <table:table-cell table:style-name="ce19" table:content-validation-name="val3" office:value-type="string" calcext:value-type="string">
            <text:p>Neutral Gaia Convertible</text:p>
          </table:table-cell>
          <table:table-cell table:style-name="ce6" table:number-columns-repeated="4"/>
          <table:table-cell table:style-name="ce6" office:value-type="float" office:value="9320" calcext:value-type="float">
            <text:p>9320</text:p>
          </table:table-cell>
          <table:table-cell table:style-name="ce6" table:number-columns-repeated="4"/>
          <table:table-cell table:style-name="ce16" table:content-validation-name="val9" office:value-type="string" calcext:value-type="string">
            <text:p>Map Size</text:p>
          </table:table-cell>
          <table:table-cell table:style-name="ce6"/>
          <table:table-cell table:style-name="ce6" office:value-type="string" calcext:value-type="string">
            <text:p>R2</text:p>
          </table:table-cell>
          <table:table-cell table:style-name="ce6" table:number-columns-repeated="4"/>
          <table:table-cell table:style-name="ce15"/>
          <table:table-cell table:style-name="ce6"/>
          <table:table-cell table:style-name="ce15" table:formula="of:=COM.MICROSOFT.TEXTJOIN(&quot;,&quot;;1;[.$A$15:.$A$16])" office:value-type="string" office:string-value="12,13" calcext:value-type="string">
            <text:p>12,13</text:p>
          </table:table-cell>
          <table:table-cell table:style-name="ce6" office:value-type="string" calcext:value-type="string">
            <text:p>0,0</text:p>
          </table:table-cell>
          <table:table-cell table:style-name="ce16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8]+1" office:value-type="float" office:value="16" calcext:value-type="float">
            <text:p>16</text:p>
          </table:table-cell>
          <table:table-cell office:value-type="string" calcext:value-type="string">
            <text:p>PAVILION</text:p>
          </table:table-cell>
          <table:table-cell table:number-columns-repeated="3"/>
          <table:table-cell table:style-name="ce16" table:content-validation-name="val4" office:value-type="string" calcext:value-type="string">
            <text:p>Player Assigned Player Owned</text:p>
          </table:table-cell>
          <table:table-cell table:number-columns-repeated="9"/>
          <table:table-cell table:style-name="ce16" table:content-validation-name="val10" office:value-type="string" calcext:value-type="string">
            <text:p>Non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4"/>
          <table:table-cell table:style-name="ce15"/>
          <table:table-cell/>
          <table:table-cell table:style-name="ce15" table:formula="of:=COM.MICROSOFT.TEXTJOIN(&quot;,&quot;;1;[.$A$14])" office:value-type="string" office:string-value="11" calcext:value-type="string">
            <text:p>11</text:p>
          </table:table-cell>
          <table:table-cell office:value-type="float" office:value="4" calcext:value-type="float">
            <text:p>4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19]+1" office:value-type="float" office:value="17" calcext:value-type="float">
            <text:p>17</text:p>
          </table:table-cell>
          <table:table-cell table:style-name="ce4" office:value-type="string" calcext:value-type="string">
            <text:p>FARM</text:p>
          </table:table-cell>
          <table:table-cell table:style-name="ce15" table:number-columns-repeated="3"/>
          <table:table-cell table:style-name="ce16" table:content-validation-name="val4" office:value-type="string" calcext:value-type="string">
            <text:p>Player Assigned Gaia Convertible</text:p>
          </table:table-cell>
          <table:table-cell table:style-name="ce15" table:number-columns-repeated="8"/>
          <table:table-cell table:style-name="ce16" table:content-validation-name="val8"/>
          <table:table-cell table:style-name="ce16" table:content-validation-name="val10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COM.MICROSOFT.TEXTJOIN(&quot;,&quot;;1;[.A$4];[.$A$14])" office:value-type="string" office:string-value="1,11" calcext:value-type="string">
            <text:p>1,11</text:p>
          </table:table-cell>
          <table:table-cell table:style-name="ce4" office:value-type="string" calcext:value-type="string">
            <text:p>2,6</text:p>
          </table:table-cell>
          <table:table-cell table:style-name="ce14" table:content-validation-name="val12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2" table:formula="of:=[.A20]+1" office:value-type="float" office:value="18" calcext:value-type="float">
            <text:p>18</text:p>
          </table:table-cell>
          <table:table-cell office:value-type="string" calcext:value-type="string">
            <text:p>STONE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Gaia Unconvert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style-name="ce15" table:formula="of:=COM.MICROSOFT.TEXTJOIN(&quot;,&quot;;1;[.$A$4];[.$A$14])" office:value-type="string" office:string-value="1,11" calcext:value-type="string">
            <text:p>1,11</text:p>
          </table:table-cell>
          <table:table-cell office:value-type="string" calcext:value-type="string">
            <text:p>5,6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1]+1" office:value-type="float" office:value="19" calcext:value-type="float">
            <text:p>19</text:p>
          </table:table-cell>
          <table:table-cell office:value-type="string" calcext:value-type="string">
            <text:p>GOLD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Gaia Unconvert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6"/>
          <table:table-cell table:style-name="ce16" table:content-validation-name="val9" office:value-type="string" calcext:value-type="string">
            <text:p>No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style-name="ce15" table:formula="of:=COM.MICROSOFT.TEXTJOIN(&quot;,&quot;;1;[.$A$4];[.$A$14];[.$A$21])" office:value-type="string" office:string-value="1,11,18" calcext:value-type="string">
            <text:p>1,11,18</text:p>
          </table:table-cell>
          <table:table-cell office:value-type="string" calcext:value-type="string">
            <text:p>5,6,2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2]+1" office:value-type="float" office:value="20" calcext:value-type="float">
            <text:p>20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number-columns-repeated="8"/>
          <table:table-cell table:style-name="ce15" table:formula="of:=COM.MICROSOFT.TEXTJOIN(&quot;,&quot;;1;[.$A$4];[.$A$14])" office:value-type="string" office:string-value="1,11" calcext:value-type="string">
            <text:p>1,11</text:p>
          </table:table-cell>
          <table:table-cell office:value-type="string" calcext:value-type="string">
            <text:p>1,6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3]+1" office:value-type="float" office:value="21" calcext:value-type="float">
            <text:p>21</text:p>
          </table:table-cell>
          <table:table-cell office:value-type="string" calcext:value-type="string">
            <text:p>VILLAGER_BASE_F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16" table:content-validation-name="val9" office:value-type="string" calcext:value-type="string">
            <text:p>None</text:p>
          </table:table-cell>
          <table:table-cell table:number-columns-repeated="8"/>
          <table:table-cell table:style-name="ce11" table:formula="of:=COM.MICROSOFT.TEXTJOIN(&quot;,&quot;;1;[.$A$4];[.$A$14];[.$A$23])" office:value-type="string" office:string-value="1,11,20" calcext:value-type="string">
            <text:p>1,11,20</text:p>
          </table:table-cell>
          <table:table-cell office:value-type="string" calcext:value-type="string">
            <text:p>1,6,1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4]+1" office:value-type="float" office:value="22" calcext:value-type="float">
            <text:p>22</text:p>
          </table:table-cell>
          <table:table-cell office:value-type="string" calcext:value-type="string">
            <text:p>DLC_COW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6" table:content-validation-name="val9" office:value-type="string" calcext:value-type="string">
            <text:p>None</text:p>
          </table:table-cell>
          <table:table-cell table:number-columns-repeated="8"/>
          <table:table-cell table:style-name="ce15" table:formula="of:=COM.MICROSOFT.TEXTJOIN(&quot;,&quot;;1;[.$A$4];[.$A$14])" office:value-type="string" office:string-value="1,11" calcext:value-type="string">
            <text:p>1,11</text:p>
          </table:table-cell>
          <table:table-cell office:value-type="string" calcext:value-type="string">
            <text:p>3,6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5]+1" office:value-type="float" office:value="23" calcext:value-type="float">
            <text:p>23</text:p>
          </table:table-cell>
          <table:table-cell office:value-type="string" calcext:value-type="string">
            <text:p>WATCH_TOWER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style-name="ce15" table:formula="of:=COM.MICROSOFT.TEXTJOIN(&quot;,&quot;;1;[.$A$4];[.$A$14])" office:value-type="string" office:string-value="1,11" calcext:value-type="string">
            <text:p>1,11</text:p>
          </table:table-cell>
          <table:table-cell office:value-type="string" calcext:value-type="string">
            <text:p>14,12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6]+1" office:value-type="float" office:value="24" calcext:value-type="float">
            <text:p>24</text:p>
          </table:table-cell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6" table:content-validation-name="val9" office:value-type="string" calcext:value-type="string">
            <text:p>None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style-name="ce15" table:formula="of:=COM.MICROSOFT.TEXTJOIN(&quot;,&quot;;1;[.$A$4];[.$A$14])" office:value-type="string" office:string-value="1,11" calcext:value-type="string">
            <text:p>1,11</text:p>
          </table:table-cell>
          <table:table-cell office:value-type="string" calcext:value-type="string">
            <text:p>5,6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7]+1" office:value-type="float" office:value="25" calcext:value-type="float">
            <text:p>25</text:p>
          </table:table-cell>
          <table:table-cell office:value-type="string" calcext:value-type="string">
            <text:p>SCOUT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9"/>
          <table:table-cell table:style-name="ce16" table:content-validation-name="val9" office:value-type="string" calcext:value-type="string">
            <text:p>None</text:p>
          </table:table-cell>
          <table:table-cell table:number-columns-repeated="8"/>
          <table:table-cell table:style-name="ce15" table:formula="of:=COM.MICROSOFT.TEXTJOIN(&quot;,&quot;;1;[.$A$4];[.$A$13])" office:value-type="string" office:string-value="1,10" calcext:value-type="string">
            <text:p>1,10</text:p>
          </table:table-cell>
          <table:table-cell office:value-type="string" calcext:value-type="string">
            <text:p>15,40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8]+1" office:value-type="float" office:value="26" calcext:value-type="float">
            <text:p>26</text:p>
          </table:table-cell>
          <table:table-cell office:value-type="string" calcext:value-type="string">
            <text:p>FORAGE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320" calcext:value-type="float">
            <text:p>9320</text:p>
          </table:table-cell>
          <table:table-cell table:number-columns-repeated="4"/>
          <table:table-cell table:style-name="ce16" table:content-validation-name="val9" office:value-type="string" calcext:value-type="string">
            <text:p>Map Size</text:p>
          </table:table-cell>
          <table:table-cell/>
          <table:table-cell office:value-type="string" calcext:value-type="string">
            <text:p>GRASS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29]+1" office:value-type="float" office:value="27" calcext:value-type="float">
            <text:p>27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4" table:content-validation-name="val5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0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 table:formula="of:=COM.MICROSOFT.TEXTJOIN(&quot;,&quot;;1;[.$A$29])" office:value-type="string" office:string-value="26" calcext:value-type="string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14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0]+1" office:value-type="float" office:value="28" calcext:value-type="float">
            <text:p>28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4" table:content-validation-name="val5" office:value-type="string" calcext:value-type="string">
            <text:p>Neutral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0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  <table:table-cell table:style-name="ce15" table:formula="of:=COM.MICROSOFT.TEXTJOIN(&quot;,&quot;;1;[.$A$29:.$A$30])" office:value-type="string" office:string-value="26,27" calcext:value-type="string">
            <text:p>26,27</text:p>
          </table:table-cell>
          <table:table-cell table:style-name="ce4" office:value-type="string" calcext:value-type="string">
            <text:p>6,6</text:p>
          </table:table-cell>
          <table:table-cell table:style-name="ce14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1]+1" office:value-type="float" office:value="29" calcext:value-type="float">
            <text:p>29</text:p>
          </table:table-cell>
          <table:table-cell office:value-type="string" calcext:value-type="string">
            <text:p>DEER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16" table:content-validation-name="val8" office:value-type="string" calcext:value-type="string">
            <text:p>Tight</text:p>
          </table:table-cell>
          <table:table-cell table:style-name="ce16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2"/>
          <table:table-cell table:style-name="ce14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2]+1" office:value-type="float" office:value="30" calcext:value-type="float">
            <text:p>30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Unconvertible</text:p>
          </table:table-cell>
          <table:table-cell table:number-columns-repeated="8"/>
          <table:table-cell table:style-name="ce16" table:content-validation-name="val8"/>
          <table:table-cell table:style-name="ce16" table:content-validation-name="val10" office:value-type="string" calcext:value-type="string">
            <text:p>None</text:p>
          </table:table-cell>
          <table:table-cell table:number-columns-repeated="8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style-name="ce14" table:content-validation-name="val12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3]+1" office:value-type="float" office:value="31" calcext:value-type="float">
            <text:p>31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16" table:content-validation-name="val8"/>
          <table:table-cell table:style-name="ce16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MU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8"/>
        </table:table-row>
        <table:table-row table:style-name="ro3">
          <table:table-cell table:style-name="ce2" table:formula="of:=[.A34]+1" office:value-type="float" office:value="32" calcext:value-type="float">
            <text:p>32</text:p>
          </table:table-cell>
          <table:table-cell office:value-type="string" calcext:value-type="string">
            <text:p>TREE_REED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5"/>
          <table:table-cell office:value-type="float" office:value="9320" calcext:value-type="float">
            <text:p>9320</text:p>
          </table:table-cell>
          <table:table-cell table:number-columns-repeated="2"/>
          <table:table-cell table:style-name="ce16" table:content-validation-name="val8"/>
          <table:table-cell table:style-name="ce16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WETBEACH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table:style-name="ce2" table:formula="of:=[.A35]+1" office:value-type="float" office:value="33" calcext:value-type="float">
            <text:p>3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6]+1" office:value-type="float" office:value="34" calcext:value-type="float">
            <text:p>34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])" office:value-type="string" office:string-value="33" calcext:value-type="string">
            <text:p>33</text:p>
          </table:table-cell>
          <table:table-cell table:style-name="ce17" office:value-type="string" calcext:value-type="string">
            <text:p>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7]+1" office:value-type="float" office:value="35" calcext:value-type="float">
            <text:p>35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37])" office:value-type="string" office:string-value="33,34" calcext:value-type="string">
            <text:p>33,34</text:p>
          </table:table-cell>
          <table:table-cell table:style-name="ce17" office:value-type="string" calcext:value-type="string">
            <text:p>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8]+1" office:value-type="float" office:value="36" calcext:value-type="float">
            <text:p>3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38])" office:value-type="string" office:string-value="33,34,35" calcext:value-type="string">
            <text:p>33,34,35</text:p>
          </table:table-cell>
          <table:table-cell table:style-name="ce17" office:value-type="string" calcext:value-type="string">
            <text:p>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39]+1" office:value-type="float" office:value="37" calcext:value-type="float">
            <text:p>3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39])" office:value-type="string" office:string-value="33,34,35,36" calcext:value-type="string">
            <text:p>33,34,35,36</text:p>
          </table:table-cell>
          <table:table-cell table:style-name="ce17" office:value-type="string" calcext:value-type="string">
            <text:p>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0]+1" office:value-type="float" office:value="38" calcext:value-type="float">
            <text:p>3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0])" office:value-type="string" office:string-value="33,34,35,36,37" calcext:value-type="string">
            <text:p>33,34,35,36,37</text:p>
          </table:table-cell>
          <table:table-cell table:style-name="ce18" office:value-type="string" calcext:value-type="string">
            <text:p>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1]+1" office:value-type="float" office:value="39" calcext:value-type="float">
            <text:p>3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1])" office:value-type="string" office:string-value="33,34,35,36,37,38" calcext:value-type="string">
            <text:p>33,34,35,36,37,38</text:p>
          </table:table-cell>
          <table:table-cell table:style-name="ce17" office:value-type="string" calcext:value-type="string">
            <text:p>4,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2]+1" office:value-type="float" office:value="40" calcext:value-type="float">
            <text:p>40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2])" office:value-type="string" office:string-value="33,34,35,36,37,38,39" calcext:value-type="string">
            <text:p>33,34,35,36,37,38,39</text:p>
          </table:table-cell>
          <table:table-cell table:style-name="ce17" office:value-type="string" calcext:value-type="string">
            <text:p>4,4,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3]+1" office:value-type="float" office:value="41" calcext:value-type="float">
            <text:p>41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RASS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3])" office:value-type="string" office:string-value="33,34,35,36,37,38,39,40" calcext:value-type="string">
            <text:p>33,34,35,36,37,38,39,40</text:p>
          </table:table-cell>
          <table:table-cell table:style-name="ce17" office:value-type="string" calcext:value-type="string">
            <text:p>4,4,4,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4]+1" office:value-type="float" office:value="42" calcext:value-type="float">
            <text:p>42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5]+1" office:value-type="float" office:value="43" calcext:value-type="float">
            <text:p>43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45])" office:value-type="string" office:string-value="42" calcext:value-type="string">
            <text:p>42</text:p>
          </table:table-cell>
          <table:table-cell table:style-name="ce17" office:value-type="string" calcext:value-type="string">
            <text:p>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6]+1" office:value-type="float" office:value="44" calcext:value-type="float">
            <text:p>44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37])" office:value-type="string" office:string-value="33,34" calcext:value-type="string">
            <text:p>33,34</text:p>
          </table:table-cell>
          <table:table-cell table:style-name="ce17" office:value-type="string" calcext:value-type="string">
            <text:p>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7]+1" office:value-type="float" office:value="45" calcext:value-type="float">
            <text:p>45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38])" office:value-type="string" office:string-value="33,34,35" calcext:value-type="string">
            <text:p>33,34,35</text:p>
          </table:table-cell>
          <table:table-cell table:style-name="ce17" office:value-type="string" calcext:value-type="string">
            <text:p>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8]+1" office:value-type="float" office:value="46" calcext:value-type="float">
            <text:p>46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39])" office:value-type="string" office:string-value="33,34,35,36" calcext:value-type="string">
            <text:p>33,34,35,36</text:p>
          </table:table-cell>
          <table:table-cell table:style-name="ce17" office:value-type="string" calcext:value-type="string">
            <text:p>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0])" office:value-type="string" office:string-value="33,34,35,36,37" calcext:value-type="string">
            <text:p>33,34,35,36,37</text:p>
          </table:table-cell>
          <table:table-cell table:style-name="ce18" office:value-type="string" calcext:value-type="string">
            <text:p>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0]+1" office:value-type="float" office:value="48" calcext:value-type="float">
            <text:p>48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1])" office:value-type="string" office:string-value="33,34,35,36,37,38" calcext:value-type="string">
            <text:p>33,34,35,36,37,38</text:p>
          </table:table-cell>
          <table:table-cell table:style-name="ce17" office:value-type="string" calcext:value-type="string">
            <text:p>4,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1]+1" office:value-type="float" office:value="49" calcext:value-type="float">
            <text:p>49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2])" office:value-type="string" office:string-value="33,34,35,36,37,38,39" calcext:value-type="string">
            <text:p>33,34,35,36,37,38,39</text:p>
          </table:table-cell>
          <table:table-cell table:style-name="ce17" office:value-type="string" calcext:value-type="string">
            <text:p>4,4,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2]+1" office:value-type="float" office:value="50" calcext:value-type="float">
            <text:p>50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14" table:content-validation-name="val6" office:value-type="string" calcext:value-type="string">
            <text:p>Neutral Gaia Un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G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36:.$A$43])" office:value-type="string" office:string-value="33,34,35,36,37,38,39,40" calcext:value-type="string">
            <text:p>33,34,35,36,37,38,39,40</text:p>
          </table:table-cell>
          <table:table-cell table:style-name="ce17" office:value-type="string" calcext:value-type="string">
            <text:p>4,4,4,4,4,4,4,4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3]+1" office:value-type="float" office:value="51" calcext:value-type="float">
            <text:p>51</text:p>
          </table:table-cell>
          <table:table-cell table:style-name="ce4" office:value-type="string" calcext:value-type="string">
            <text:p>BARRELS</text:p>
          </table:table-cell>
          <table:table-cell table:style-name="ce4" office:value-type="float" office:value="933" calcext:value-type="float">
            <text:p>933</text:p>
          </table:table-cell>
          <table:table-cell table:style-name="ce4" table:number-columns-repeated="2"/>
          <table:table-cell table:style-name="ce14" table:content-validation-name="val6" office:value-type="string" calcext:value-type="string">
            <text:p>Player Assigned Gaia Un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None</text:p>
          </table:table-cell>
          <table:table-cell table:style-name="ce4"/>
          <table:table-cell/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4])" office:value-type="string" office:string-value="1" calcext:value-type="string">
            <text:p>1</text:p>
          </table:table-cell>
          <table:table-cell table:style-name="ce17" office:value-type="string" calcext:value-type="string">
            <text:p>5</text:p>
          </table:table-cell>
          <table:table-cell table:style-name="ce14" table:content-validation-name="val13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" table:formula="of:=[.A54]+1" office:value-type="float" office:value="52" calcext:value-type="float">
            <text:p>52</text:p>
          </table:table-cell>
          <table:table-cell office:value-type="string" calcext:value-type="string">
            <text:p>RELIC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3">
          <table:table-cell table:style-name="ce2" table:formula="of:=[.A55]+1" office:value-type="float" office:value="53" calcext:value-type="float">
            <text:p>53</text:p>
          </table:table-cell>
          <table:table-cell office:value-type="string" calcext:value-type="string">
            <text:p>BLACKSMITH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3">
          <table:table-cell table:style-name="ce2" table:formula="of:=[.A56]+1" office:value-type="float" office:value="54" calcext:value-type="float">
            <text:p>54</text:p>
          </table:table-cell>
          <table:table-cell office:value-type="string" calcext:value-type="string">
            <text:p>BARRACKS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56])" office:value-type="string" office:string-value="53" calcext:value-type="string">
            <text:p>53</text:p>
          </table:table-cell>
          <table:table-cell table:style-name="ce17" office:value-type="string" calcext:value-type="string">
            <text:p>4</text:p>
          </table:table-cell>
          <table:table-cell table:number-columns-repeated="998"/>
        </table:table-row>
        <table:table-row table:style-name="ro3">
          <table:table-cell table:style-name="ce2" table:formula="of:=[.A57]+1" office:value-type="float" office:value="55" calcext:value-type="float">
            <text:p>55</text:p>
          </table:table-cell>
          <table:table-cell office:value-type="string" calcext:value-type="string">
            <text:p>STABLE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56:.$A$57])" office:value-type="string" office:string-value="53,54" calcext:value-type="string">
            <text:p>53,54</text:p>
          </table:table-cell>
          <table:table-cell table:style-name="ce17" office:value-type="string" calcext:value-type="string">
            <text:p>4,4</text:p>
          </table:table-cell>
          <table:table-cell table:number-columns-repeated="998"/>
        </table:table-row>
        <table:table-row table:style-name="ro3">
          <table:table-cell table:style-name="ce2" table:formula="of:=[.A58]+1" office:value-type="float" office:value="56" calcext:value-type="float">
            <text:p>56</text:p>
          </table:table-cell>
          <table:table-cell office:value-type="string" calcext:value-type="string">
            <text:p>ARCHERY_RANGE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56:.$A$58])" office:value-type="string" office:string-value="53,54,55" calcext:value-type="string">
            <text:p>53,54,55</text:p>
          </table:table-cell>
          <table:table-cell table:style-name="ce17" office:value-type="string" calcext:value-type="string">
            <text:p>4,4,4</text:p>
          </table:table-cell>
          <table:table-cell table:number-columns-repeated="998"/>
        </table:table-row>
        <table:table-row table:style-name="ro3">
          <table:table-cell table:style-name="ce2" table:formula="of:=[.A59]+1" office:value-type="float" office:value="57" calcext:value-type="float">
            <text:p>57</text:p>
          </table:table-cell>
          <table:table-cell office:value-type="string" calcext:value-type="string">
            <text:p>SIEGE_WORKSHOP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5" table:formula="of:=COM.MICROSOFT.TEXTJOIN(&quot;,&quot;;1;[.$A$56:.$A$59])" office:value-type="string" office:string-value="53,54,55,56" calcext:value-type="string">
            <text:p>53,54,55,56</text:p>
          </table:table-cell>
          <table:table-cell table:style-name="ce17" office:value-type="string" calcext:value-type="string">
            <text:p>4,4,4,4</text:p>
          </table:table-cell>
          <table:table-cell table:number-columns-repeated="998"/>
        </table:table-row>
        <table:table-row table:style-name="ro3">
          <table:table-cell table:style-name="ce2" table:formula="of:=[.A60]+1" office:value-type="float" office:value="58" calcext:value-type="float">
            <text:p>58</text:p>
          </table:table-cell>
          <table:table-cell office:value-type="string" calcext:value-type="string">
            <text:p>THROWING_AXEMAN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DLC_ROADGRAVEL</text:p>
          </table:table-cell>
          <table:table-cell table:number-columns-repeated="6"/>
          <table:table-cell table:style-name="ce15" table:formula="of:=COM.MICROSOFT.TEXTJOIN(&quot;,&quot;;1;[.$A$9:.$A$12];[.$A$14])" office:value-type="string" office:string-value="6,7,8,9,11" calcext:value-type="string">
            <text:p>6,7,8,9,11</text:p>
          </table:table-cell>
          <table:table-cell table:style-name="ce6" office:value-type="string" calcext:value-type="string">
            <text:p>4,4,4,4,4</text:p>
          </table:table-cell>
          <table:table-cell table:number-columns-repeated="998"/>
        </table:table-row>
        <table:table-row table:style-name="ro3">
          <table:table-cell table:style-name="ce2" table:formula="of:=[.A61]+1" office:value-type="float" office:value="59" calcext:value-type="float">
            <text:p>59</text:p>
          </table:table-cell>
          <table:table-cell office:value-type="string" calcext:value-type="string">
            <text:p>WOLF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Unconvertible</text:p>
          </table:table-cell>
          <table:table-cell table:number-columns-repeated="4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14" table:content-validation-name="val8" office:value-type="string" calcext:value-type="string">
            <text:p>Tight</text:p>
          </table:table-cell>
          <table:table-cell table:style-name="ce14" table:content-validation-name="val10" office:value-type="string" calcext:value-type="string">
            <text:p>Map Size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10:58:26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22:51:58.374000000</dc:date>
    <meta:editing-duration>P23DT13H13M17S</meta:editing-duration>
    <meta:editing-cycles>541</meta:editing-cycles>
    <meta:generator>LibreOffice/7.1.3.2$Windows_X86_64 LibreOffice_project/47f78053abe362b9384784d31a6e56f8511eb1c1</meta:generator>
    <meta:document-statistic meta:table-count="1" meta:cell-count="815" meta:object-count="0"/>
  </office:meta>
</office:document-meta>
</file>